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E8000001007AC32F19D35DD78D.png" manifest:media-type="image/png"/>
  <manifest:file-entry manifest:full-path="Pictures/1000020000000020000000200BC96461F36BE418.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0B0000000B2B6F113E8181E9CC.gif" manifest:media-type="image/gif"/>
  <manifest:file-entry manifest:full-path="Pictures/100002000000002000000020DE3E8490DF0DAE50.png" manifest:media-type="image/png"/>
  <manifest:file-entry manifest:full-path="Pictures/1000036A0000036900000369BC9953444F916291.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0"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17cm" style:rel-column-width="14979*"/>
    </style:style>
    <style:style style:name="Table10.B" style:family="table-column">
      <style:table-column-properties style:column-width="5.554cm" style:rel-column-width="21792*"/>
    </style:style>
    <style:style style:name="Table10.C" style:family="table-column">
      <style:table-column-properties style:column-width="7.33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6.702cm" fo:margin-left="0cm" fo:margin-right="0cm" fo:margin-top="0cm" fo:margin-bottom="0.499cm" fo:break-before="auto" fo:break-after="auto" table:align="margins" fo:keep-with-next="auto" style:may-break-between-rows="true" table:border-model="collapsing"/>
    </style:style>
    <style:style style:name="Table1.A" style:family="table-column">
      <style:table-column-properties style:column-width="3.835cm" style:rel-column-width="15047*"/>
    </style:style>
    <style:style style:name="Table1.B" style:family="table-column">
      <style:table-column-properties style:column-width="12.868cm" style:rel-column-width="5048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693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835cm" style:rel-column-width="15055*"/>
    </style:style>
    <style:style style:name="Table8.B" style:family="table-column">
      <style:table-column-properties style:column-width="12.859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6.715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2.953cm" style:rel-column-width="11578*"/>
    </style:style>
    <style:style style:name="Table14.B" style:family="table-column">
      <style:table-column-properties style:column-width="7.061cm" style:rel-column-width="27681*"/>
    </style:style>
    <style:style style:name="Table14.C" style:family="table-column">
      <style:table-column-properties style:column-width="6.70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6.702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4.893cm" style:rel-column-width="19198*"/>
    </style:style>
    <style:style style:name="Table7.B" style:family="table-column">
      <style:table-column-properties style:column-width="11.809cm" style:rel-column-width="463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6.715cm" fo:margin-left="0cm" fo:margin-right="-0.012cm" fo:margin-top="0.3cm" fo:margin-bottom="0.499cm" fo:break-before="auto" fo:break-after="auto" table:align="margins" fo:keep-with-next="auto" style:may-break-between-rows="false" table:border-model="collapsing"/>
    </style:style>
    <style:style style:name="Table5.A" style:family="table-column">
      <style:table-column-properties style:column-width="4.893cm" style:rel-column-width="19184*"/>
    </style:style>
    <style:style style:name="Table5.B" style:family="table-column">
      <style:table-column-properties style:column-width="11.822cm" style:rel-column-width="46351*"/>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702cm" fo:margin-left="0cm" fo:margin-right="0cm" fo:margin-top="0cm" fo:margin-bottom="0.4cm" fo:break-before="auto" fo:break-after="auto" table:align="margins" fo:keep-with-next="auto" style:may-break-between-rows="true" table:border-model="collapsing"/>
    </style:style>
    <style:style style:name="Table6.A" style:family="table-column">
      <style:table-column-properties style:column-width="3.593cm" style:rel-column-width="2037*"/>
    </style:style>
    <style:style style:name="Table6.B" style:family="table-column">
      <style:table-column-properties style:column-width="13.109cm" style:rel-column-width="743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 style:family="table">
      <style:table-properties style:width="16.693cm" fo:margin-left="0cm" fo:margin-right="0.009cm" fo:margin-top="0cm" fo:margin-bottom="0.499cm" fo:break-before="auto" fo:break-after="auto" table:align="margins" fo:keep-with-next="auto" style:may-break-between-rows="true" table:border-model="collapsing"/>
    </style:style>
    <style:style style:name="Table9.A" style:family="table-column">
      <style:table-column-properties style:column-width="4.001cm" style:rel-column-width="15705*"/>
    </style:style>
    <style:style style:name="Table9.B" style:family="table-column">
      <style:table-column-properties style:column-width="12.693cm" style:rel-column-width="49830*"/>
    </style:style>
    <style:style style:name="Table9.1" style:family="table-row">
      <style:table-row-properties style:min-row-height="0.593cm" fo:keep-together="always"/>
    </style:style>
    <style:style style:name="Table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2" style:family="table-row">
      <style:table-row-properties fo:keep-together="always"/>
    </style:style>
    <style:style style:name="Table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3" style:family="table-row">
      <style:table-row-properties fo:keep-together="always"/>
    </style:style>
    <style:style style:name="Table9.4" style:family="table-row">
      <style:table-row-properties fo:keep-together="always"/>
    </style:style>
    <style:style style:name="Table9.5" style:family="table-row">
      <style:table-row-properties fo:keep-together="always"/>
    </style:style>
    <style:style style:name="Table9.6" style:family="table-row">
      <style:table-row-properties fo:keep-together="always"/>
    </style:style>
    <style:style style:name="Table9.7" style:family="table-row">
      <style:table-row-properties fo:keep-together="always"/>
    </style:style>
    <style:style style:name="Table9.8" style:family="table-row">
      <style:table-row-properties fo:keep-together="always"/>
    </style:style>
    <style:style style:name="Table9.9" style:family="table-row">
      <style:table-row-properties fo:keep-together="always"/>
    </style:style>
    <style:style style:name="Table9.10" style:family="table-row">
      <style:table-row-properties fo:keep-together="always"/>
    </style:style>
    <style:style style:name="Table9.11" style:family="table-row">
      <style:table-row-properties fo:keep-together="always"/>
    </style:style>
    <style:style style:name="Table9.12" style:family="table-row">
      <style:table-row-properties fo:keep-together="always"/>
    </style:style>
    <style:style style:name="Table9.13" style:family="table-row">
      <style:table-row-properties fo:keep-together="always"/>
    </style:style>
    <style:style style:name="Table9.14" style:family="table-row">
      <style:table-row-properties fo:keep-together="always"/>
    </style:style>
    <style:style style:name="Table11" style:family="table">
      <style:table-properties style:width="16.701cm" fo:margin-top="0.3cm" fo:margin-bottom="0.499cm" fo:break-before="auto" fo:break-after="auto" table:align="left" fo:keep-with-next="auto" style:may-break-between-rows="true" table:border-model="collapsing"/>
    </style:style>
    <style:style style:name="Table11.A" style:family="table-column">
      <style:table-column-properties style:column-width="4.001cm"/>
    </style:style>
    <style:style style:name="Table11.B" style:family="table-column">
      <style:table-column-properties style:column-width="12.7cm"/>
    </style:style>
    <style:style style:name="Table11.1" style:family="table-row">
      <style:table-row-properties fo:keep-together="always"/>
    </style:style>
    <style:style style:name="Table11.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1.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642cm" fo:margin-left="0cm" fo:margin-right="0.06cm" fo:margin-top="0.3cm" fo:margin-bottom="0.499cm" fo:break-before="auto" fo:break-after="auto" table:align="margins" fo:keep-with-next="auto" style:may-break-between-rows="true" table:border-model="collapsing"/>
    </style:style>
    <style:style style:name="Table13.A" style:family="table-column">
      <style:table-column-properties style:column-width="6.408cm" style:rel-column-width="3633*"/>
    </style:style>
    <style:style style:name="Table13.B" style:family="table-column">
      <style:table-column-properties style:column-width="10.234cm" style:rel-column-width="5802*"/>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Note">
      <style:text-properties officeooo:paragraph-rsid="00a61078"/>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fo:language="en" fo:country="US" officeooo:paragraph-rsid="00a61078"/>
    </style:style>
    <style:style style:name="P7" style:family="paragraph" style:parent-style-name="Text_20_body">
      <style:text-properties officeooo:paragraph-rsid="00a61078"/>
    </style:style>
    <style:style style:name="P8" style:family="paragraph" style:parent-style-name="Text_20_body">
      <style:text-properties officeooo:paragraph-rsid="00c5e3b7"/>
    </style:style>
    <style:style style:name="P9" style:family="paragraph" style:parent-style-name="Text_20_body">
      <style:text-properties officeooo:paragraph-rsid="00ac0dfc"/>
    </style:style>
    <style:style style:name="P10" style:family="paragraph" style:parent-style-name="Text_20_body">
      <style:text-properties officeooo:paragraph-rsid="00c43b34"/>
    </style:style>
    <style:style style:name="P11" style:family="paragraph" style:parent-style-name="Text_20_body">
      <style:text-properties officeooo:paragraph-rsid="0094b297"/>
    </style:style>
    <style:style style:name="P1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rsid="00f795a1" officeooo:paragraph-rsid="00f795a1"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fo:font-size="10pt" style:font-size-asian="10pt" style:font-size-complex="10pt"/>
    </style:style>
    <style:style style:name="P18" style:family="paragraph" style:parent-style-name="Table_20_Contents">
      <style:paragraph-properties fo:text-align="start" style:justify-single-word="false"/>
      <style:text-properties officeooo:paragraph-rsid="00a61078"/>
    </style:style>
    <style:style style:name="P19" style:family="paragraph" style:parent-style-name="Table_20_Contents">
      <style:text-properties officeooo:rsid="00983557" officeooo:paragraph-rsid="00983557"/>
    </style:style>
    <style:style style:name="P20" style:family="paragraph" style:parent-style-name="Table_20_Contents">
      <style:text-properties officeooo:rsid="0099c3be" officeooo:paragraph-rsid="0099c3be"/>
    </style:style>
    <style:style style:name="P21" style:family="paragraph" style:parent-style-name="Contents_20_1">
      <style:paragraph-properties>
        <style:tab-stops>
          <style:tab-stop style:position="16.702cm" style:type="right" style:leader-style="dotted" style:leader-text="."/>
        </style:tab-stops>
      </style:paragraph-properties>
    </style:style>
    <style:style style:name="P22" style:family="paragraph" style:parent-style-name="Contents_20_2">
      <style:paragraph-properties>
        <style:tab-stops>
          <style:tab-stop style:position="16.203cm" style:type="right" style:leader-style="dotted" style:leader-text="."/>
        </style:tab-stops>
      </style:paragraph-properties>
    </style:style>
    <style:style style:name="P23" style:family="paragraph" style:parent-style-name="LOTableText">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rsid="00f2e66f" officeooo:paragraph-rsid="00f795a1"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25" style:family="paragraph" style:parent-style-name="Table_20_Contents">
      <style:paragraph-properties fo:margin-top="0.076cm" fo:margin-bottom="0.051cm" loext:contextual-spacing="false" fo:text-align="start" style:justify-single-word="false" style:writing-mode="page"/>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margin-top="0.076cm" fo:margin-bottom="0.051cm" loext:contextual-spacing="false" fo:text-align="start" style:justify-single-word="false" style:writing-mode="page"/>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Heading">
      <style:paragraph-properties fo:keep-with-next="always"/>
    </style:style>
    <style:style style:name="P28" style:family="paragraph" style:parent-style-name="Text_20_Body_20_List_20_Intro">
      <style:text-properties officeooo:paragraph-rsid="00a61078"/>
    </style:style>
    <style:style style:name="P29" style:family="paragraph" style:parent-style-name="Title">
      <style:text-properties fo:language="en" fo:country="US" officeooo:rsid="001f0121" officeooo:paragraph-rsid="008fd5b0"/>
    </style:style>
    <style:style style:name="P30" style:family="paragraph" style:parent-style-name="Subtitle">
      <style:text-properties style:font-name="Liberation Sans1" fo:font-size="18pt" fo:font-style="italic" officeooo:rsid="008fd5b0" style:font-size-asian="10.5pt" style:font-style-asian="italic" style:font-size-complex="14pt" style:font-style-complex="italic"/>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Heading_20_1">
      <style:text-properties officeooo:paragraph-rsid="00ad421f"/>
    </style:style>
    <style:style style:name="P33" style:family="paragraph" style:parent-style-name="Heading_20_1">
      <style:text-properties officeooo:paragraph-rsid="00a61078"/>
    </style:style>
    <style:style style:name="P34" style:family="paragraph" style:parent-style-name="Heading_20_1" style:master-page-name="Front_20_Matter">
      <style:paragraph-properties style:page-number="auto"/>
      <style:text-properties fo:language="en" fo:country="US"/>
    </style:style>
    <style:style style:name="P35" style:family="paragraph" style:parent-style-name="Heading_20_1" style:master-page-name="Standard">
      <style:paragraph-properties style:page-number="auto"/>
      <style:text-properties fo:language="en" fo:country="US" officeooo:paragraph-rsid="00a61078"/>
    </style:style>
    <style:style style:name="P36" style:family="paragraph" style:parent-style-name="Heading_20_1">
      <style:paragraph-properties fo:margin-top="0.3cm" fo:margin-bottom="0.3cm" loext:contextual-spacing="false" style:writing-mode="page"/>
      <style:text-properties officeooo:paragraph-rsid="00a61078"/>
    </style:style>
    <style:style style:name="P37" style:family="paragraph" style:parent-style-name="Heading_20_1">
      <style:paragraph-properties fo:margin-top="0.4cm" fo:margin-bottom="0.3cm" loext:contextual-spacing="false" style:writing-mode="page"/>
      <style:text-properties officeooo:paragraph-rsid="00a61078"/>
    </style:style>
    <style:style style:name="P38" style:family="paragraph" style:parent-style-name="Heading_20_2">
      <style:text-properties officeooo:paragraph-rsid="00c2a1e5"/>
    </style:style>
    <style:style style:name="P39" style:family="paragraph" style:parent-style-name="Heading_20_2">
      <style:text-properties officeooo:paragraph-rsid="00a61078"/>
    </style:style>
    <style:style style:name="P40" style:family="paragraph" style:parent-style-name="Heading_20_2" style:master-page-name="">
      <style:paragraph-properties style:page-number="auto" fo:break-before="auto" fo:break-after="auto" style:writing-mode="page"/>
    </style:style>
    <style:style style:name="P41" style:family="paragraph" style:parent-style-name="List_20_1">
      <style:text-properties officeooo:paragraph-rsid="00a61078"/>
    </style:style>
    <style:style style:name="P42" style:family="paragraph" style:parent-style-name="Table_20_Contents" style:list-style-name="L1">
      <style:paragraph-properties fo:text-align="start" style:justify-single-word="false"/>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3166e"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efd5ca" style:font-size-asian="10.5pt"/>
    </style:style>
    <style:style style:name="T7" style:family="text">
      <style:text-properties style:font-name="Liberation Sans3" fo:font-size="11pt" officeooo:rsid="00f37666" style:font-size-asian="10.5pt"/>
    </style:style>
    <style:style style:name="T8" style:family="text">
      <style:text-properties style:font-name="Liberation Sans3" fo:font-size="11pt" officeooo:rsid="00f92765" style:font-size-asian="10.5pt" style:font-weight-asian="normal" style:font-weight-complex="normal"/>
    </style:style>
    <style:style style:name="T9" style:family="text">
      <style:text-properties style:font-name="Liberation Sans3" fo:font-size="11pt" officeooo:rsid="00f153e2" style:font-size-asian="10.5pt"/>
    </style:style>
    <style:style style:name="T10" style:family="text">
      <style:text-properties style:font-name="Liberation Sans3" fo:font-size="11pt" officeooo:rsid="009cd596" style:font-size-asian="10.5pt"/>
    </style:style>
    <style:style style:name="T11" style:family="text">
      <style:text-properties officeooo:rsid="007f8897"/>
    </style:style>
    <style:style style:name="T12" style:family="text">
      <style:text-properties officeooo:rsid="00efd5ca"/>
    </style:style>
    <style:style style:name="T13" style:family="text">
      <style:text-properties officeooo:rsid="00f92765"/>
    </style:style>
    <style:style style:name="T14" style:family="text">
      <style:text-properties officeooo:rsid="00f583f9"/>
    </style:style>
    <style:style style:name="T15" style:family="text">
      <style:text-properties officeooo:rsid="00eabb56"/>
    </style:style>
    <style:style style:name="T16" style:family="text">
      <style:text-properties style:use-window-font-color="true" loext:opacity="0%" style:text-outline="false" style:text-line-through-style="none" style:text-line-through-type="none" style:font-name="Liberation Sans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style:use-window-font-color="true" loext:opacity="0%" style:text-outline="false" style:text-line-through-style="none" style:text-line-through-type="none" style:font-name="Liberation Sans3"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officeooo:rsid="00dd6be9"/>
    </style:style>
    <style:style style:name="T22" style:family="text">
      <style:text-properties officeooo:rsid="00e23bae"/>
    </style:style>
    <style:style style:name="T23" style:family="text">
      <style:text-properties officeooo:rsid="00f153e2"/>
    </style:style>
    <style:style style:name="T24" style:family="text">
      <style:text-properties officeooo:rsid="00eb7f31"/>
    </style:style>
    <style:style style:name="T25" style:family="text">
      <style:text-properties officeooo:rsid="0093166e"/>
    </style:style>
    <style:style style:name="T26" style:family="text">
      <style:text-properties officeooo:rsid="0094b297"/>
    </style:style>
    <style:style style:name="T27" style:family="text">
      <style:text-properties officeooo:rsid="009cd59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 text:anchor-type="as-char" svg:width="14cm" svg:height="3.581cm" draw:z-index="0"><draw:image xlink:href="Pictures/10000000000003E8000001007AC32F19D35DD78D.png" xlink:type="simple" xlink:show="embed" xlink:actuate="onLoad" loext:mime-type="image/png"/></draw:frame></text:p>
      <text:p text:style-name="P4"><text:user-defined style:data-style-name="N0" text:name="Guide Name">Getting Started Guide</text:user-defined></text:p>
      <text:p text:style-name="P29">Appendix A <text:s/><text:line-break/>Keyboard Shortcuts</text:p>
      <text:p text:style-name="P30">Using LibreOffice without a mouse</text:p>
      <text:section text:style-name="Sect1" text:name="Section1" text:condition="ooow:book eq 1" text:display="condition">
        <text:h text:style-name="P34" text:outline-level="1"><text:bookmark-start text:name="__RefHeading__5636_1566568644"/>Copyright<text:bookmark-end text:name="__RefHeading__5636_1566568644"/></text:h>
        <text:p text:style-name="Text_20_body">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4669056">
            <table:table-cell table:style-name="TableBox105553294668288" office:value-type="string">
              <text:p text:style-name="Table_20_Contents">Jean Hollis Weber</text:p>
            </table:table-cell>
            <table:table-cell table:style-name="TableBox105553294657792" office:value-type="string">
              <text:p text:style-name="P19">Kees Kriek</text:p>
            </table:table-cell>
            <table:table-cell table:style-name="TableBox105553294670592" office:value-type="string">
              <text:p text:style-name="P20">Rafael Lima</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294659584">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294670080">
            <table:table-cell table:style-name="Table3.A1" office:value-type="string">
              <text:p text:style-name="Table_20_Contents">Olivier Hallot</text:p>
            </table:table-cell>
            <table:table-cell table:style-name="Table3.A1" office:value-type="string">
              <text:p text:style-name="Table_20_Contents">John A Smith</text:p>
            </table:table-cell>
            <table:table-cell table:style-name="Table3.A1" office:value-type="string">
              <text:p text:style-name="Table_20_Contents">Ron Faile Jr.</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9763666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Published January <text:date style:data-style-name="N109" text:date-value="2021-01-20T13:36:25.982739063" text:fixed="true">2021</text:date>. Based on LibreOffice <text:user-defined style:data-style-name="N0" text:name="LibreOffive Version">7.0</text:user-defined>.</text:p>
        <text:p text:style-name="Text_20_body"/>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1"><text:a xlink:type="simple" xlink:href="#__RefHeading__5636_1566568644" text:style-name="Index_20_Link" text:visited-style-name="Index_20_Link">Copyright<text:tab/>2</text:a></text:p>
            <text:p text:style-name="P22"><text:a xlink:type="simple" xlink:href="#__RefHeading__5638_1566568644" text:style-name="Index_20_Link" text:visited-style-name="Index_20_Link">Contributors<text:tab/>2</text:a></text:p>
            <text:p text:style-name="P22"><text:a xlink:type="simple" xlink:href="#__RefHeading___Toc4648_402817234" text:style-name="Index_20_Link" text:visited-style-name="Index_20_Link">Feedback<text:tab/>2</text:a></text:p>
            <text:p text:style-name="P22"><text:a xlink:type="simple" xlink:href="#__RefHeading__5644_1566568644" text:style-name="Index_20_Link" text:visited-style-name="Index_20_Link">Publication date and software version<text:tab/>2</text:a></text:p>
            <text:p text:style-name="P21"><text:a xlink:type="simple" xlink:href="#__RefHeading___Toc2385_570702733" text:style-name="Index_20_Link" text:visited-style-name="Index_20_Link">Introduction<text:tab/>4</text:a></text:p>
            <text:p text:style-name="P22"><text:a xlink:type="simple" xlink:href="#__RefHeading___Toc1325_1404361889" text:style-name="Index_20_Link" text:visited-style-name="Index_20_Link">Assistive tools in LibreOffice<text:tab/>4</text:a></text:p>
            <text:p text:style-name="P22"><text:a xlink:type="simple" xlink:href="#__RefHeading__6646_1474499666" text:style-name="Index_20_Link" text:visited-style-name="Index_20_Link">Tip for Macintosh users<text:tab/>4</text:a></text:p>
            <text:p text:style-name="P21"><text:a xlink:type="simple" xlink:href="#__RefHeading___Toc1359_1404361889" text:style-name="Index_20_Link" text:visited-style-name="Index_20_Link">Getting help<text:tab/>5</text:a></text:p>
            <text:p text:style-name="P21"><text:a xlink:type="simple" xlink:href="#__RefHeading__3055_280305268" text:style-name="Index_20_Link" text:visited-style-name="Index_20_Link">General keyboard shortcuts<text:tab/>5</text:a></text:p>
            <text:p text:style-name="P22"><text:a xlink:type="simple" xlink:href="#__RefHeading__7990_1196992793" text:style-name="Index_20_Link" text:visited-style-name="Index_20_Link">Opening menus and menu items<text:tab/>5</text:a></text:p>
            <text:p text:style-name="P22"><text:a xlink:type="simple" xlink:href="#__RefHeading__9176_964876837" text:style-name="Index_20_Link" text:visited-style-name="Index_20_Link">Accessing a menu command<text:tab/>5</text:a></text:p>
            <text:p text:style-name="P22"><text:a xlink:type="simple" xlink:href="#__RefHeading__2804_1683030460" text:style-name="Index_20_Link" text:visited-style-name="Index_20_Link">Running a toolbar command<text:tab/>5</text:a></text:p>
            <text:p text:style-name="P21"><text:a xlink:type="simple" xlink:href="#__RefHeading__9178_964876837" text:style-name="Index_20_Link" text:visited-style-name="Index_20_Link">Navigating and selecting with the keyboard<text:tab/>6</text:a></text:p>
            <text:p text:style-name="P21"><text:a xlink:type="simple" xlink:href="#__RefHeading__3057_280305268" text:style-name="Index_20_Link" text:visited-style-name="Index_20_Link">Controlling dialogs<text:tab/>6</text:a></text:p>
            <text:p text:style-name="P21"><text:a xlink:type="simple" xlink:href="#__RefHeading__9180_964876837" text:style-name="Index_20_Link" text:visited-style-name="Index_20_Link">Controlling macros<text:tab/>7</text:a></text:p>
            <text:p text:style-name="P21"><text:a xlink:type="simple" xlink:href="#__RefHeading__3063_280305268" text:style-name="Index_20_Link" text:visited-style-name="Index_20_Link">Managing documents<text:tab/>7</text:a></text:p>
            <text:p text:style-name="P21"><text:a xlink:type="simple" xlink:href="#__RefHeading__3065_280305268" text:style-name="Index_20_Link" text:visited-style-name="Index_20_Link">Editing<text:tab/>7</text:a></text:p>
            <text:p text:style-name="P21"><text:a xlink:type="simple" xlink:href="#__RefHeading__4070_474125404" text:style-name="Index_20_Link" text:visited-style-name="Index_20_Link">Selecting rows and columns in a database table<text:tab/>8</text:a></text:p>
            <text:p text:style-name="P21"><text:a xlink:type="simple" xlink:href="#__RefHeading__5929_1920147500" text:style-name="Index_20_Link" text:visited-style-name="Index_20_Link">Shortcut keys for drawing objects<text:tab/>8</text:a></text:p>
            <text:p text:style-name="P21"><text:a xlink:type="simple" xlink:href="#__RefHeading__3071_280305268" text:style-name="Index_20_Link" text:visited-style-name="Index_20_Link">Defining keyboard shortcuts<text:tab/>9</text:a></text:p>
            <text:p text:style-name="P21"><text:a xlink:type="simple" xlink:href="#__RefHeading__3073_280305268" text:style-name="Index_20_Link" text:visited-style-name="Index_20_Link">Further reading<text:tab/>9</text:a></text:p>
          </text:index-body>
        </text:table-of-content>
        <text:p text:style-name="P5"/>
      </text:section>
      <text:h text:style-name="P35" text:outline-level="1"><text:bookmark-start text:name="__RefHeading___Toc2385_570702733"/>Introduction<text:bookmark-end text:name="__RefHeading___Toc2385_570702733"/></text:h>
      <text:p text:style-name="P7">You can use LibreOffice without requiring a pointing device, such as a mouse or touchpad, by using its built-in keyboard shortcuts.</text:p>
      <text:p text:style-name="P8">This appendix lists some of the most common built-in keyboard shortcuts that apply to multiple components of LibreOffice. For shortcuts specific to Writer, Calc, Impress, Draw, Math, or Base, read the relevant component guide or search the application Help.</text:p>
      <text:p text:style-name="P8">To assist the user with identification of useful keyboard shortcuts, their existence is indicated by text on menu items and in the tooltips of toolbar icons. For example, in Writer:</text:p>
      <text:list xml:id="list3507155334" text:style-name="List_20_1">
        <text:list-item>
          <text:p text:style-name="List_20_1">The menu item <text:span text:style-name="Strong_20_Emphasis">File &gt; Open</text:span> includes text indicating that <text:span text:style-name="Keystroke">Ctrl+O</text:span> is an equivalent shortcut.</text:p>
        </text:list-item>
        <text:list-item>
          <text:p text:style-name="List_20_1">The <text:span text:style-name="Strong_20_Emphasis">Underline</text:span> icon in the Formatting toolbar has a tooltip indicating that <text:span text:style-name="Keystroke">Ctrl+U</text:span> is an equivalent shortcut.</text:p>
        </text:list-item>
        <text:list-item>
          <text:p text:style-name="List_20_1">The <text:span text:style-name="Strong_20_Emphasis">Paste</text:span> item in the right-click context menu includes text indicating that <text:span text:style-name="Keystroke">Ctrl+V</text:span> is an equivalent shortcut (providing that <text:span text:style-name="Strong_20_Emphasis">Tools &gt; Options &gt; LibreOffice &gt; View &gt; Visibility &gt; Shortcuts</text:span> is not set to <text:span text:style-name="Emphasis">Hide</text:span>).</text:p>
        </text:list-item>
      </text:list>
      <text:p text:style-name="P8">LibreOffice provides further information about the available shortcuts in the list presented on the <text:span text:style-name="Emphasis">Keyboard</text:span> tab of the <text:span text:style-name="Strong_20_Emphasis">Tools &gt; Customize</text:span> dialog.</text:p>
      <text:list xml:id="list644666340" text:style-name="Heading_20_Caution">
        <text:list-item>
          <text:p text:style-name="Heading_20_Caution">Warning</text:p>
        </text:list-item>
      </text:list>
      <text:p text:style-name="P3">Some of the shortcuts listed here may not work if your operating system uses the same shortcuts for other tasks.</text:p>
      <text:p text:style-name="P3">To resolve any conflicts, assign different keys to these shortcuts by reconfiguring either LibreOffice (see Chapter 14, Customizing LibreOffice, in this book) or your operating system (see system documentation).</text:p>
      <text:h text:style-name="P40" text:outline-level="2"><text:bookmark-start text:name="__RefHeading___Toc1325_1404361889"/>Assistive tools in LibreOffice<text:bookmark-end text:name="__RefHeading___Toc1325_1404361889"/></text:h>
      <text:p text:style-name="P9">In addition to keyboard shortcuts, LibreOffice supports some assistive technology tools like screen magnification software, screen readers, and on-screen keyboards. Please note that except for the Windows platform,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a xlink:type="simple" xlink:href="https://wiki.documentfoundation.org/Accessibility" text:style-name="Internet_20_link" text:visited-style-name="Visited_20_Internet_20_Link">https://wiki.documentfoundation.org/Accessibility</text:a></text:p>
      <text:h text:style-name="P38" text:outline-level="2"><text:bookmark-start text:name="__RefHeading__6646_1474499666"/>Tip for Macintosh users<text:bookmark-end text:name="__RefHeading__6646_1474499666"/></text:h>
      <text:p text:style-name="P10">Some keystrokes are different on macOS from those used in Windows and Linux. The following table gives some common substitutions for the instructions in this chapter. For a more detailed list, see the application Hel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or Linux</text:p>
          </table:table-cell>
          <table:table-cell table:style-name="Table10.A1" office:value-type="string">
            <text:p text:style-name="Table_20_Heading">macOS equivalent</text:p>
          </table:table-cell>
          <table:table-cell table:style-name="Table10.A1" office:value-type="string">
            <text:p text:style-name="Table_20_Heading">Effect</text:p>
          </table:table-cell>
        </table:table-row>
        <table:table-row table:style-name="Table10.1">
          <table:table-cell table:style-name="Table10.A2" office:value-type="string">
            <text:p text:style-name="P12">Right-click</text:p>
          </table:table-cell>
          <table:table-cell table:style-name="Table10.A2" office:value-type="string">
            <text:p text:style-name="P12">Control+click and/or right-click depending on computer setup</text:p>
          </table:table-cell>
          <table:table-cell table:style-name="Table10.C2" office:value-type="string">
            <text:p text:style-name="P12">Open a context menu</text:p>
          </table:table-cell>
        </table:table-row>
        <table:table-row table:style-name="Table10.1">
          <table:table-cell table:style-name="Table10.A2" office:value-type="string">
            <text:p text:style-name="P12"><text:span text:style-name="Keystroke">Ctrl</text:span> (Control)</text:p>
          </table:table-cell>
          <table:table-cell table:style-name="Table10.A2" office:value-type="string">
            <text:p text:style-name="P12"><text:span text:style-name="Keystroke">⌘</text:span> (Command)</text:p>
          </table:table-cell>
          <table:table-cell table:style-name="Table10.A2" office:value-type="string">
            <text:p text:style-name="P12">Used with other keys</text:p>
          </table:table-cell>
        </table:table-row>
        <table:table-row table:style-name="Table10.1">
          <table:table-cell table:style-name="Table10.A2" office:value-type="string">
            <text:p text:style-name="P12"><text:span text:style-name="Keystroke">F11</text:span></text:p>
          </table:table-cell>
          <table:table-cell table:style-name="Table10.A2" office:value-type="string">
            <text:p text:style-name="Table_20_Contents">⌘+T</text:p>
          </table:table-cell>
          <table:table-cell table:style-name="Table10.A2" office:value-type="string">
            <text:p text:style-name="P12">Open the Sidebar Styles deck</text:p>
          </table:table-cell>
        </table:table-row>
      </table:table>
      <text:h text:style-name="Heading_20_1" text:outline-level="1"><text:bookmark-start text:name="__RefHeading___Toc1359_1404361889"/><text:soft-page-break/>Getting help<text:bookmark-end text:name="__RefHeading___Toc1359_1404361889"/></text:h>
      <table:table table:name="Table1" table:style-name="Table1">
        <table:table-column table:style-name="Table1.A"/>
        <table:table-column table:style-name="Table1.B"/>
        <table:table-row table:style-name="Table1.1">
          <table:table-cell table:style-name="Table1.A1" office:value-type="string">
            <text:p text:style-name="P27">Shortcut Keys</text:p>
          </table:table-cell>
          <table:table-cell table:style-name="Table1.A1" office:value-type="string">
            <text:p text:style-name="Table_20_Heading">Result</text:p>
          </table:table-cell>
        </table:table-row>
        <table:table-row table:style-name="Table1.1">
          <table:table-cell table:style-name="Table1.A2" office:value-type="string">
            <text:p text:style-name="P17"><text:span text:style-name="Keystroke">F1</text:span></text:p>
          </table:table-cell>
          <table:table-cell table:style-name="Table1.A2" office:value-type="string">
            <text:p text:style-name="P24">Opens the LibreOffice Help contents in the user’s default browser. If the local Help package is not installed, LibreOffice opens the online Help located at<text:line-break/><text:a xlink:type="simple" xlink:href="https://help.libreoffice.org/" text:style-name="Internet_20_link" text:visited-style-name="Visited_20_Internet_20_Link">https://help.libreoffice.org</text:a> </text:p>
          </table:table-cell>
        </table:table-row>
        <table:table-row table:style-name="Table1.1">
          <table:table-cell table:style-name="Table1.A2" office:value-type="string">
            <text:p text:style-name="P25"><text:span text:style-name="Keystroke">Shift</text:span>+<text:span text:style-name="Keystroke">F1</text:span></text:p>
          </table:table-cell>
          <table:table-cell table:style-name="Table1.B3" office:value-type="string">
            <text:p text:style-name="P25">Turns the cursor into the What’s This? question mark. Shows the tip for an item underneath the cursor. The shortcut does not work with the online help.</text:p>
          </table:table-cell>
        </table:table-row>
        <table:table-row table:style-name="Table1.1">
          <table:table-cell table:style-name="Table1.A2" office:value-type="string">
            <text:p text:style-name="P25"><text:span text:style-name="Keystroke">Shift</text:span>+<text:span text:style-name="Keystroke">F2</text:span></text:p>
          </table:table-cell>
          <table:table-cell table:style-name="Table1.A2" office:value-type="string">
            <text:p text:style-name="P26">Shows tip for a selected item. The shortcut does not work with the online help.</text:p>
          </table:table-cell>
        </table:table-row>
      </table:table>
      <text:h text:style-name="P32" text:outline-level="1"><text:bookmark-start text:name="__RefHeading__3055_280305268"/>General keyboard shortcuts<text:bookmark-end text:name="__RefHeading__3055_280305268"/></text:h>
      <text:h text:style-name="P39" text:outline-level="2"><text:bookmark-start text:name="__RefHeading__7990_1196992793"/><text:alphabetical-index-mark text:string-value="Opening menus"/>Opening menus and menu items<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Shortcut Keys</text:p>
          </table:table-cell>
          <table:table-cell table:style-name="Table8.A1" office:value-type="string">
            <text:p text:style-name="Table_20_Heading">Result</text:p>
          </table:table-cell>
        </table:table-row>
        <table:table-row table:style-name="Table8.2">
          <table:table-cell table:style-name="Table8.A2" office:value-type="string">
            <text:p text:style-name="P13"><text:span text:style-name="Keystroke">Alt</text:span>+&lt;?&gt;</text:p>
          </table:table-cell>
          <table:table-cell table:style-name="Table8.A2" office:value-type="string">
            <text:p text:style-name="P13">Opens a menu where &lt;?&gt; is the underlined character of the menu you want to open. For example, Alt+F opens the menu File.</text:p>
            <text:p text:style-name="P13">With the menu open, you will again find underlined characters. You can access these menu items directly by pressing the underlined character key. Where two menu items have the same underlined character, press the character key again to move to the next item.</text:p>
            <text:p text:style-name="P13">There may be instances where an item in a menu has no underlined character. This will have to be clicked directly.</text:p>
          </table:table-cell>
        </table:table-row>
        <table:table-row table:style-name="Table8.3">
          <table:table-cell table:style-name="Table8.A2" office:value-type="string">
            <text:p text:style-name="P13"><text:span text:style-name="Keystroke">Esc</text:span></text:p>
          </table:table-cell>
          <table:table-cell table:style-name="Table8.A2" office:value-type="string">
            <text:p text:style-name="P13">Closes an open menu.</text:p>
          </table:table-cell>
        </table:table-row>
        <table:table-row table:style-name="Table8.4">
          <table:table-cell table:style-name="Table8.A2" office:value-type="string">
            <text:p text:style-name="P13"><text:span text:style-name="Keystroke">F6</text:span></text:p>
          </table:table-cell>
          <table:table-cell table:style-name="Table8.A2" office:value-type="string">
            <text:p text:style-name="P13">Repeatedly pressing <text:span text:style-name="Keystroke">F6</text:span> switches the focus and circles through the following objects:</text:p>
            <text:list xml:id="list1394188522" text:style-name="L1">
              <text:list-item>
                <text:p text:style-name="P42">Menu bar</text:p>
              </text:list-item>
              <text:list-item>
                <text:p text:style-name="P42">Every toolbar from top to bottom and from left to right</text:p>
              </text:list-item>
              <text:list-item>
                <text:p text:style-name="P42">Every free window from left to right</text:p>
              </text:list-item>
              <text:list-item>
                <text:p text:style-name="P42">Document</text:p>
              </text:list-item>
            </text:list>
          </table:table-cell>
        </table:table-row>
        <table:table-row table:style-name="Table8.5">
          <table:table-cell table:style-name="Table8.A2" office:value-type="string">
            <text:p text:style-name="P13"><text:span text:style-name="Keystroke">Shift</text:span>+<text:span text:style-name="Keystroke">F6</text:span></text:p>
          </table:table-cell>
          <table:table-cell table:style-name="Table8.A2" office:value-type="string">
            <text:p text:style-name="P13">Switches focus through objects in the opposite direction.</text:p>
          </table:table-cell>
        </table:table-row>
        <table:table-row table:style-name="Table8.6">
          <table:table-cell table:style-name="Table8.A2" office:value-type="string">
            <text:p text:style-name="P13"><text:span text:style-name="Keystroke">Ctrl</text:span>+<text:span text:style-name="Keystroke">F6</text:span></text:p>
          </table:table-cell>
          <table:table-cell table:style-name="Table8.A2" office:value-type="string">
            <text:p text:style-name="P13">Switches the focus to the document.</text:p>
          </table:table-cell>
        </table:table-row>
        <table:table-row table:style-name="Table8.7">
          <table:table-cell table:style-name="Table8.A2" office:value-type="string">
            <text:p text:style-name="P13"><text:span text:style-name="Keystroke">F10</text:span> or <text:span text:style-name="Keystroke">Alt</text:span></text:p>
          </table:table-cell>
          <table:table-cell table:style-name="Table8.A2" office:value-type="string">
            <text:p text:style-name="P13">Switches focus to the Menu bar and back.</text:p>
          </table:table-cell>
        </table:table-row>
      </table:table>
      <text:h text:style-name="P39" text:outline-level="2"><text:bookmark-start text:name="__RefHeading__9176_964876837"/>Accessing a menu command<text:bookmark-end text:name="__RefHeading__9176_964876837"/></text:h>
      <text:p text:style-name="P7">Press <text:span text:style-name="Keystroke">Alt</text:span> or <text:span text:style-name="Keystroke">F6</text:span> or <text:span text:style-name="Keystroke">F10</text:span> to select the first item on the Menu bar (the File menu). With the right‑arrow, the next menu to the right is selected; with the left-arrow, the previous menu. The <text:span text:style-name="Keystroke">Home</text:span> and <text:span text:style-name="Keystroke">End</text:span> keys select the first and the last item on the Menu bar.</text:p>
      <text:p text:style-name="P7">The down-arrow opens a selected menu. An additional down-arrow or up-arrow moves the selection through the menu commands. The right-arrow opens any existing submenus.</text:p>
      <text:p text:style-name="P7">Press <text:span text:style-name="Keystroke">Enter</text:span> to run the selected menu command.</text:p>
      <text:h text:style-name="P39" text:outline-level="2"><text:bookmark-start text:name="__RefHeading__2804_1683030460"/><text:alphabetical-index-mark text:string-value="toolbar command"/>Running a toolbar command<text:bookmark-end text:name="__RefHeading__2804_1683030460"/></text:h>
      <text:p text:style-name="P7">Press <text:span text:style-name="Keystroke">F6</text:span> repeatedly until the first icon on the toolbar is selected. Use the right and left arrows to select any icon on a horizontal toolbar. Similarly, use the up and down arrows to select any icon on a vertical toolbar. The <text:span text:style-name="Keystroke">Home</text:span> key selects the first icon on a toolbar, and the <text:span text:style-name="Keystroke">End</text:span> key the last.</text:p>
      <text:list xml:id="list133656537968894" text:continue-list="list3497636663" text:style-name="Heading_20_Note">
        <text:list-item>
          <text:p text:style-name="Heading_20_Note"><text:soft-page-break/>Note</text:p>
        </text:list-item>
      </text:list>
      <text:p text:style-name="Text_20_Note">If the first object in the toolbar has an editable text field, like the Load URL or the Paragraph Style, the <text:span text:style-name="Emphasis">Home</text:span>, <text:span text:style-name="Emphasis">End</text:span>, left and right arrow keys work on the text instead. In these cases you can use <text:span text:style-name="Keystroke">Tab</text:span> and <text:span text:style-name="Keystroke">Shift</text:span>+<text:span text:style-name="Keystroke">Tab</text:span> to navigate to other objects.</text:p>
      <text:p text:style-name="Text_20_body">Press <text:span text:style-name="Keystroke">Enter</text:span> to action the selected icon. If the selected icon normally demands a consecutive mouse action, such as inserting a rectangle, then pressing the <text:span text:style-name="Keystroke">Enter</text:span> key is not sufficient: in these cases press <text:span text:style-name="Keystroke">Ctrl+Enter</text:span>.</text:p>
      <text:p text:style-name="Text_20_body">Press <text:span text:style-name="Keystroke">Ctrl+Enter</text:span> on an icon for creating a draw object. A draw object will be placed into the middle of the view, with a predefined size.</text:p>
      <text:p text:style-name="Text_20_body">Press <text:span text:style-name="Keystroke">Ctrl+Enter</text:span> on the Selection tool to select the first draw object in the document. If you want to edit, size, or move the selected draw object, first use <text:span text:style-name="Keystroke">Ctrl+F6</text:span> to move the focus into the document.</text:p>
      <text:h text:style-name="P33" text:outline-level="1"><text:bookmark-start text:name="__RefHeading__9178_964876837"/>Navigating and selecting with the keyboard<text:bookmark-end text:name="__RefHeading__9178_964876837"/></text:h>
      <text:p text:style-name="P28">You can navigate through a document and make selections with the keyboard.</text:p>
      <text:list xml:id="list133656923896197" text:continue-list="list3507155334" text:style-name="List_20_1">
        <text:list-item>
          <text:p text:style-name="P41">To move the cursor, press the key or key combination given in the following table.</text:p>
        </text:list-item>
        <text:list-item>
          <text:p text:style-name="P41">To select the characters under the moving cursor, additionally hold down the Shift key when you move the cursor.</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ey</text:p>
          </table:table-cell>
          <table:table-cell table:style-name="Table14.A1" office:value-type="string">
            <text:p text:style-name="Table_20_Heading">Function</text:p>
          </table:table-cell>
          <table:table-cell table:style-name="Table14.A1" office:value-type="string">
            <text:p text:style-name="Table_20_Heading">Plus Ctrl key</text:p>
          </table:table-cell>
        </table:table-row>
        <table:table-row table:style-name="Table14.1">
          <table:table-cell table:style-name="Table14.A2" office:value-type="string">
            <text:p text:style-name="P13"><text:span text:style-name="Keystroke">Right</text:span>, <text:span text:style-name="Keystroke">left</text:span> arrow keys</text:p>
          </table:table-cell>
          <table:table-cell table:style-name="Table14.B2" office:value-type="string">
            <text:p text:style-name="P13">Moves the cursor one character to the left or to the right.</text:p>
          </table:table-cell>
          <table:table-cell table:style-name="Table14.C2" office:value-type="string">
            <text:p text:style-name="P13">Moves the cursor one word to the left or to the right.</text:p>
          </table:table-cell>
        </table:table-row>
        <table:table-row table:style-name="Table14.1">
          <table:table-cell table:style-name="Table14.A2" office:value-type="string">
            <text:p text:style-name="P13"><text:span text:style-name="Keystroke">Up</text:span>, <text:span text:style-name="Keystroke">down</text:span> arrow keys</text:p>
          </table:table-cell>
          <table:table-cell table:style-name="Table14.B3" office:value-type="string">
            <text:p text:style-name="P13">Moves the cursor up or down one line.</text:p>
          </table:table-cell>
          <table:table-cell table:style-name="Table14.C3" office:value-type="string">
            <text:p text:style-name="P14">Moves the cursor up or down one paragraph.</text:p>
          </table:table-cell>
        </table:table-row>
        <table:table-row table:style-name="Table14.1">
          <table:table-cell table:style-name="Table14.A2" office:value-type="string">
            <text:p text:style-name="P13"><text:span text:style-name="Keystroke">Home</text:span></text:p>
          </table:table-cell>
          <table:table-cell table:style-name="Table14.B4" office:value-type="string">
            <text:p text:style-name="P13">Moves the cursor to the beginning of the current line.</text:p>
          </table:table-cell>
          <table:table-cell table:style-name="Table14.C2" office:value-type="string">
            <text:p text:style-name="P13">Moves the cursor to the beginning of the document.</text:p>
          </table:table-cell>
        </table:table-row>
        <table:table-row table:style-name="Table14.1">
          <table:table-cell table:style-name="Table14.A5" office:value-type="string">
            <text:p text:style-name="P13"><text:span text:style-name="Keystroke">End</text:span></text:p>
          </table:table-cell>
          <table:table-cell table:style-name="Table14.B5" office:value-type="string">
            <text:p text:style-name="P13">Moves the cursor to the end of the current line.</text:p>
          </table:table-cell>
          <table:table-cell table:style-name="Table14.C5" office:value-type="string">
            <text:p text:style-name="P13">Moves the cursor to the end of the document.</text:p>
          </table:table-cell>
        </table:table-row>
        <table:table-row table:style-name="Table14.1">
          <table:table-cell table:style-name="Table14.A6" office:value-type="string">
            <text:p text:style-name="P13"><text:span text:style-name="Keystroke">PgUp</text:span></text:p>
          </table:table-cell>
          <table:table-cell table:style-name="Table14.B6" office:value-type="string">
            <text:p text:style-name="P13">Scrolls up one page.</text:p>
          </table:table-cell>
          <table:table-cell table:style-name="Table14.C2" office:value-type="string">
            <text:p text:style-name="P13">Moves the cursor to the header.</text:p>
          </table:table-cell>
        </table:table-row>
        <table:table-row table:style-name="Table14.1">
          <table:table-cell table:style-name="Table14.A7" office:value-type="string">
            <text:p text:style-name="P13"><text:span text:style-name="Keystroke">PgDn</text:span></text:p>
          </table:table-cell>
          <table:table-cell table:style-name="Table14.B7" office:value-type="string">
            <text:p text:style-name="P13">Scroll down one page.</text:p>
          </table:table-cell>
          <table:table-cell table:style-name="Table14.C7" office:value-type="string">
            <text:p text:style-name="P13">Moves the cursor to the footer.</text:p>
          </table:table-cell>
        </table:table-row>
      </table:table>
      <text:h text:style-name="P33" text:outline-level="1"><text:bookmark-start text:name="__RefHeading__3057_280305268"/><text:alphabetical-index-mark text:string-value="Controlling dialogs"/>Controlling dialogs<text:bookmark-end text:name="__RefHeading__3057_280305268"/></text:h>
      <text:p text:style-name="P7"><text:bookmark-start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Shortcut Keys</text:p>
            </table:table-cell>
            <table:table-cell table:style-name="Table7.A1" office:value-type="string">
              <text:p text:style-name="Table_20_Heading">Result</text:p>
            </table:table-cell>
          </table:table-row>
        </table:table-header-rows>
        <table:table-row table:style-name="Table7.2">
          <table:table-cell table:style-name="Table7.A2" office:value-type="string">
            <text:p text:style-name="P13"><text:span text:style-name="Keystroke">Enter</text:span></text:p>
          </table:table-cell>
          <table:table-cell table:style-name="Table7.B2" office:value-type="string">
            <text:p text:style-name="P13">Activates selected button. In most cases where no button is selected, Enter is equivalent to clicking <text:span text:style-name="Strong_20_Emphasis">OK</text:span>.</text:p>
          </table:table-cell>
        </table:table-row>
        <table:table-row table:style-name="Table7.3">
          <table:table-cell table:style-name="Table7.B2" office:value-type="string">
            <text:p text:style-name="P13"><text:span text:style-name="Keystroke">Esc</text:span></text:p>
          </table:table-cell>
          <table:table-cell table:style-name="Table7.B3" office:value-type="string">
            <text:p text:style-name="P13">Closes dialog without saving any changes made while it was open. In most cases, <text:span text:style-name="Keystroke">Esc</text:span> is equivalent to clicking Cancel. When an open drop-down list is selected, <text:span text:style-name="Keystroke">Esc</text:span> closes the list.</text:p>
          </table:table-cell>
        </table:table-row>
        <table:table-row table:style-name="Table7.4">
          <table:table-cell table:style-name="Table7.A4" office:value-type="string">
            <text:p text:style-name="P13"><text:span text:style-name="Keystroke">Spacebar</text:span></text:p>
          </table:table-cell>
          <table:table-cell table:style-name="Table7.B2" office:value-type="string">
            <text:p text:style-name="P13">Checks an empty checkbox. Clears a checked checkbox.</text:p>
          </table:table-cell>
        </table:table-row>
        <table:table-row table:style-name="Table7.5">
          <table:table-cell table:style-name="Table7.B2" office:value-type="string">
            <text:p text:style-name="P13"><text:span text:style-name="Keystroke">Up</text:span>, <text:span text:style-name="Keystroke">down</text:span> arrow keys </text:p>
          </table:table-cell>
          <table:table-cell table:style-name="Table7.B5" office:value-type="string">
            <text:p text:style-name="P13">Moves focus up and down a list. Increases or decreases value of a variable. Moves focus vertically within a section of dialog.</text:p>
          </table:table-cell>
        </table:table-row>
        <text:soft-page-break/>
        <table:table-row table:style-name="Table7.6">
          <table:table-cell table:style-name="Table7.B2" office:value-type="string">
            <text:p text:style-name="P13"><text:span text:style-name="Keystroke">Left</text:span>, <text:span text:style-name="Keystroke">right</text:span> arrow keys</text:p>
          </table:table-cell>
          <table:table-cell table:style-name="Table7.B2" office:value-type="string">
            <text:p text:style-name="P13">Moves focus horizontally within a section of a dialog.</text:p>
          </table:table-cell>
        </table:table-row>
        <table:table-row table:style-name="Table7.7">
          <table:table-cell table:style-name="Table7.B2" office:value-type="string">
            <text:p text:style-name="P13"><text:span text:style-name="Keystroke">Tab</text:span></text:p>
          </table:table-cell>
          <table:table-cell table:style-name="Table7.B7" office:value-type="string">
            <text:p text:style-name="P13">Advances focus to the next section or element of a dialog.</text:p>
          </table:table-cell>
        </table:table-row>
        <table:table-row table:style-name="Table7.8">
          <table:table-cell table:style-name="Table7.B2" office:value-type="string">
            <text:p text:style-name="P13"><text:span text:style-name="Keystroke">Shift</text:span>+<text:span text:style-name="Keystroke">Tab</text:span></text:p>
          </table:table-cell>
          <table:table-cell table:style-name="Table7.B2" office:value-type="string">
            <text:p text:style-name="P13">Returns focus to the previous section or element in a dialog.</text:p>
          </table:table-cell>
        </table:table-row>
        <table:table-row table:style-name="Table7.9">
          <table:table-cell table:style-name="Table7.B2" office:value-type="string">
            <text:p text:style-name="P13"><text:span text:style-name="Keystroke">Alt</text:span>+<text:span text:style-name="Keystroke">Down</text:span> Arrow</text:p>
          </table:table-cell>
          <table:table-cell table:style-name="Table7.B9" office:value-type="string">
            <text:p text:style-name="P13">Shows items in a drop-down list.</text:p>
          </table:table-cell>
        </table:table-row>
      </table:table>
      <text:h text:style-name="P33" text:outline-level="1"><text:bookmark-start text:name="__RefHeading__9180_964876837"/>Controlling macros<text:bookmark-end text:name="__RefHeading__9180_964876837"/></text:h>
      <table:table table:name="Table5" table:style-name="Table5">
        <table:table-column table:style-name="Table5.A"/>
        <table:table-column table:style-name="Table5.B"/>
        <table:table-row table:style-name="Table5.1">
          <table:table-cell table:style-name="Table5.A1" office:value-type="string">
            <text:p text:style-name="Table_20_Heading">Shortcut Keys</text:p>
          </table:table-cell>
          <table:table-cell table:style-name="Table5.A1" office:value-type="string">
            <text:p text:style-name="Table_20_Heading">Result</text:p>
          </table:table-cell>
        </table:table-row>
        <table:table-row table:style-name="Table5.1">
          <table:table-cell table:style-name="Table5.A2" office:value-type="string">
            <text:p text:style-name="P13"><text:span text:style-name="Keystroke">Ctrl</text:span>+<text:span text:style-name="Keystroke">*</text:span> (multiplication sign: <text:line-break/>on number pad only)</text:p>
          </table:table-cell>
          <table:table-cell table:style-name="Table5.B2" office:value-type="string">
            <text:p text:style-name="P13">Runs a macro field. (See Chapter 13 for more about macros.)</text:p>
          </table:table-cell>
        </table:table-row>
        <table:table-row table:style-name="Table5.1">
          <table:table-cell table:style-name="Table5.A2" office:value-type="string">
            <text:p text:style-name="P13"><text:span text:style-name="Keystroke">Shift</text:span>+<text:span text:style-name="Keystroke">Ctrl</text:span>+<text:span text:style-name="Keystroke">Q</text:span></text:p>
          </table:table-cell>
          <table:table-cell table:style-name="Table5.A2" office:value-type="string">
            <text:p text:style-name="P13">Stops a running macro.</text:p>
          </table:table-cell>
        </table:table-row>
      </table:table>
      <text:h text:style-name="P33" text:outline-level="1"><text:bookmark-start text:name="__RefHeading__3063_280305268"/><text:alphabetical-index-mark text:string-value="Managing documents"/>Managing documents<text:bookmark-end text:name="__RefHeading__3063_280305268"/></text:h>
      <table:table table:name="Table6" table:style-name="Table6">
        <table:table-column table:style-name="Table6.A"/>
        <table:table-column table:style-name="Table6.B"/>
        <table:table-row table:style-name="Table6.1">
          <table:table-cell table:style-name="Table6.A1" office:value-type="string">
            <text:p text:style-name="Table_20_Heading">Shortcut Keys</text:p>
          </table:table-cell>
          <table:table-cell table:style-name="Table6.A1" office:value-type="string">
            <text:p text:style-name="Table_20_Heading">Result</text:p>
          </table:table-cell>
        </table:table-row>
        <table:table-row table:style-name="Table6.1">
          <table:table-cell table:style-name="Table6.A2" office:value-type="string">
            <text:p text:style-name="P13"><text:span text:style-name="Keystroke">Ctrl</text:span>+<text:span text:style-name="Keystroke">F4</text:span> or <text:span text:style-name="Keystroke">Alt</text:span>+<text:span text:style-name="Keystroke">F4</text:span></text:p>
          </table:table-cell>
          <table:table-cell table:style-name="Table6.A2" office:value-type="string">
            <text:p text:style-name="P13">Closes the current document. Closes LibreOffice when the last open document is closed.</text:p>
          </table:table-cell>
        </table:table-row>
        <table:table-row table:style-name="Table6.1">
          <table:table-cell table:style-name="Table6.A2" office:value-type="string">
            <text:p text:style-name="P13"><text:span text:style-name="Keystroke">Ctrl</text:span>+<text:span text:style-name="Keystroke">O</text:span></text:p>
          </table:table-cell>
          <table:table-cell table:style-name="Table6.B3" office:value-type="string">
            <text:p text:style-name="P13">Launches the Open dialog to open a document.</text:p>
          </table:table-cell>
        </table:table-row>
        <table:table-row table:style-name="Table6.1">
          <table:table-cell table:style-name="Table6.A2" office:value-type="string">
            <text:p text:style-name="P13"><text:span text:style-name="Keystroke">Ctrl</text:span>+<text:span text:style-name="Keystroke">S</text:span></text:p>
          </table:table-cell>
          <table:table-cell table:style-name="Table6.A2" office:value-type="string">
            <text:p text:style-name="P13">Saves the current document. If you are working on a previously unsaved file, the shortcut launches the Save As dialog.</text:p>
          </table:table-cell>
        </table:table-row>
        <table:table-row table:style-name="Table6.1">
          <table:table-cell table:style-name="Table6.A2" office:value-type="string">
            <text:p text:style-name="P13"><text:span text:style-name="Keystroke">Ctrl</text:span>+<text:span text:style-name="Keystroke">N</text:span></text:p>
          </table:table-cell>
          <table:table-cell table:style-name="Table6.B5" office:value-type="string">
            <text:p text:style-name="P13">Creates a new document.</text:p>
          </table:table-cell>
        </table:table-row>
        <table:table-row table:style-name="Table6.1">
          <table:table-cell table:style-name="Table6.A2" office:value-type="string">
            <text:p text:style-name="P13"><text:span text:style-name="Keystroke">Shift</text:span>+<text:span text:style-name="Keystroke">Ctrl</text:span>+<text:span text:style-name="Keystroke">N</text:span></text:p>
          </table:table-cell>
          <table:table-cell table:style-name="Table6.A2" office:value-type="string">
            <text:p text:style-name="P13">Opens the Templates dialog.</text:p>
          </table:table-cell>
        </table:table-row>
        <table:table-row table:style-name="Table6.1">
          <table:table-cell table:style-name="Table6.A2" office:value-type="string">
            <text:p text:style-name="P13"><text:span text:style-name="Keystroke">Ctrl</text:span>+<text:span text:style-name="Keystroke">P</text:span></text:p>
          </table:table-cell>
          <table:table-cell table:style-name="Table6.B7" office:value-type="string">
            <text:p text:style-name="P13">Opens the Print dialog to print the document.</text:p>
          </table:table-cell>
        </table:table-row>
        <table:table-row table:style-name="Table6.1">
          <table:table-cell table:style-name="Table6.A2" office:value-type="string">
            <text:p text:style-name="P13"><text:span text:style-name="Keystroke">Ctrl</text:span>+<text:span text:style-name="Keystroke">Q</text:span></text:p>
          </table:table-cell>
          <table:table-cell table:style-name="Table6.A2" office:value-type="string">
            <text:p text:style-name="P13">Closes the application.</text:p>
          </table:table-cell>
        </table:table-row>
        <table:table-row table:style-name="Table6.1">
          <table:table-cell table:style-name="Table6.A2" office:value-type="string">
            <text:p text:style-name="P13"><text:span text:style-name="Keystroke">Del</text:span></text:p>
          </table:table-cell>
          <table:table-cell table:style-name="Table6.B9" office:value-type="string">
            <text:p text:style-name="P15">In the Save and Open dialogs, deletes the selected files or folders. Items can be retrieved from the Recycle Bin (Trash), if your operating system has one.</text:p>
          </table:table-cell>
        </table:table-row>
        <table:table-row table:style-name="Table6.1">
          <table:table-cell table:style-name="Table6.A2" office:value-type="string">
            <text:p text:style-name="P13"><text:span text:style-name="Keystroke">Shift</text:span>+<text:span text:style-name="Keystroke">Del</text:span></text:p>
          </table:table-cell>
          <table:table-cell table:style-name="Table6.A2" office:value-type="string">
            <text:p text:style-name="P13">In the Save and Open dialogs, deletes the selected files or folders. Items are permanently deleted: they can not be retrieved from the Recycle Bin.</text:p>
          </table:table-cell>
        </table:table-row>
        <table:table-row table:style-name="Table6.1">
          <table:table-cell table:style-name="Table6.A2" office:value-type="string">
            <text:p text:style-name="P13"><text:span text:style-name="Keystroke">Backspace</text:span></text:p>
          </table:table-cell>
          <table:table-cell table:style-name="Table6.B11" office:value-type="string">
            <text:p text:style-name="P18">In the Save and Open dialogs, shows contents of the current folder’s parent folder.</text:p>
          </table:table-cell>
        </table:table-row>
      </table:table>
      <text:h text:style-name="P36" text:outline-level="1"><text:bookmark-start text:name="__RefHeading__3065_280305268"/>Editing<text:bookmark-end text:name="__RefHeading__3065_280305268"/></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Shortcut Keys</text:p>
            </table:table-cell>
            <table:table-cell table:style-name="Table9.A1" office:value-type="string">
              <text:p text:style-name="Table_20_Heading">Result</text:p>
            </table:table-cell>
          </table:table-row>
        </table:table-header-rows>
        <table:table-row table:style-name="Table9.2">
          <table:table-cell table:style-name="Table9.A2" office:value-type="string">
            <text:p text:style-name="P13"><text:span text:style-name="Keystroke">Ctrl</text:span>+<text:span text:style-name="Keystroke">X</text:span>, <text:span text:style-name="Keystroke">Shift</text:span>+<text:span text:style-name="Keystroke">Del</text:span></text:p>
          </table:table-cell>
          <table:table-cell table:style-name="Table9.B2" office:value-type="string">
            <text:p text:style-name="P13">Cuts selected items.</text:p>
          </table:table-cell>
        </table:table-row>
        <table:table-row table:style-name="Table9.3">
          <table:table-cell table:style-name="Table9.A2" office:value-type="string">
            <text:p text:style-name="P13"><text:span text:style-name="Keystroke">Ctrl</text:span>+<text:span text:style-name="Keystroke">C</text:span>, <text:span text:style-name="Keystroke">Ctrl</text:span>+<text:span text:style-name="Keystroke">Ins</text:span></text:p>
          </table:table-cell>
          <table:table-cell table:style-name="Table9.A2" office:value-type="string">
            <text:p text:style-name="P13">Copies selected items to the clipboard.</text:p>
          </table:table-cell>
        </table:table-row>
        <table:table-row table:style-name="Table9.4">
          <table:table-cell table:style-name="Table9.A2" office:value-type="string">
            <text:p text:style-name="P13"><text:span text:style-name="Keystroke">Ctrl</text:span>+<text:span text:style-name="Keystroke">V</text:span>, <text:span text:style-name="Keystroke">Shift</text:span>+<text:span text:style-name="Keystroke">Ins</text:span></text:p>
          </table:table-cell>
          <table:table-cell table:style-name="Table9.B2" office:value-type="string">
            <text:p text:style-name="P13">Pastes copied or cut items from the clipboard.</text:p>
          </table:table-cell>
        </table:table-row>
        <table:table-row table:style-name="Table9.5">
          <table:table-cell table:style-name="Table9.A2" office:value-type="string">
            <text:p text:style-name="P13"><text:span text:style-name="Keystroke">Ctrl</text:span>+<text:span text:style-name="Keystroke">Shift</text:span>+<text:span text:style-name="Keystroke">V</text:span></text:p>
          </table:table-cell>
          <table:table-cell table:style-name="Table9.A2" office:value-type="string">
            <text:p text:style-name="P13">Opens the Paste Special dialog.</text:p>
          </table:table-cell>
        </table:table-row>
        <table:table-row table:style-name="Table9.6">
          <table:table-cell table:style-name="Table9.A2" office:value-type="string">
            <text:p text:style-name="P23"><text:span text:style-name="Keystroke">Ctrl</text:span>+<text:span text:style-name="Keystroke">Alt</text:span>+<text:span text:style-name="Keystroke">Shift</text:span>+<text:span text:style-name="Keystroke">V</text:span></text:p>
          </table:table-cell>
          <table:table-cell table:style-name="Table9.B2" office:value-type="string">
            <text:p text:style-name="P16">Pastes unformatted text.</text:p>
          </table:table-cell>
        </table:table-row>
        <table:table-row table:style-name="Table9.7">
          <table:table-cell table:style-name="Table9.A2" office:value-type="string">
            <text:p text:style-name="P13"><text:span text:style-name="Keystroke">Ctrl</text:span>+<text:span text:style-name="Keystroke">A</text:span></text:p>
          </table:table-cell>
          <table:table-cell table:style-name="Table9.B2" office:value-type="string">
            <text:p text:style-name="P13">Selects all.</text:p>
          </table:table-cell>
        </table:table-row>
        <table:table-row table:style-name="Table9.8">
          <table:table-cell table:style-name="Table9.A2" office:value-type="string">
            <text:p text:style-name="P13"><text:span text:style-name="Keystroke">Ctrl</text:span>+<text:span text:style-name="Keystroke">Z</text:span></text:p>
          </table:table-cell>
          <table:table-cell table:style-name="Table9.A2" office:value-type="string">
            <text:p text:style-name="P13">Undoes last action.</text:p>
          </table:table-cell>
        </table:table-row>
        <table:table-row table:style-name="Table9.9">
          <table:table-cell table:style-name="Table9.A2" office:value-type="string">
            <text:p text:style-name="P13"><text:span text:style-name="Keystroke">Ctrl</text:span>+<text:span text:style-name="Keystroke">Y</text:span></text:p>
          </table:table-cell>
          <table:table-cell table:style-name="Table9.B2" office:value-type="string">
            <text:p text:style-name="P13">Redoes last action.</text:p>
          </table:table-cell>
        </table:table-row>
        <table:table-row table:style-name="Table9.10">
          <table:table-cell table:style-name="Table9.A2" office:value-type="string">
            <text:p text:style-name="P13"><text:span text:style-name="Keystroke">Ctrl</text:span>+<text:span text:style-name="Keystroke">Shift</text:span>+<text:span text:style-name="Keystroke">Y</text:span></text:p>
          </table:table-cell>
          <table:table-cell table:style-name="Table9.A2" office:value-type="string">
            <text:p text:style-name="P13">Repeats last command.</text:p>
          </table:table-cell>
        </table:table-row>
        <text:soft-page-break/>
        <table:table-row table:style-name="Table9.11">
          <table:table-cell table:style-name="Table9.A2" office:value-type="string">
            <text:p text:style-name="P13"><text:span text:style-name="Keystroke">Ctrl</text:span>+<text:span text:style-name="Keystroke">F</text:span></text:p>
          </table:table-cell>
          <table:table-cell table:style-name="Table9.B2" office:value-type="string">
            <text:p text:style-name="P18">Opens the Find toolbar.</text:p>
          </table:table-cell>
        </table:table-row>
        <table:table-row table:style-name="Table9.12">
          <table:table-cell table:style-name="Table9.A2" office:value-type="string">
            <text:p text:style-name="P13"><text:span text:style-name="Keystroke">Ctrl</text:span>+<text:span text:style-name="Keystroke">H</text:span></text:p>
          </table:table-cell>
          <table:table-cell table:style-name="Table9.A2" office:value-type="string">
            <text:p text:style-name="P13">Opens the Find &amp; Replace dialog.</text:p>
          </table:table-cell>
        </table:table-row>
        <table:table-row table:style-name="Table9.13">
          <table:table-cell table:style-name="Table9.A2" office:value-type="string">
            <text:p text:style-name="P13"><text:span text:style-name="Keystroke">Ctrl</text:span>+<text:span text:style-name="Keystroke">Shift</text:span>+<text:span text:style-name="Keystroke">F</text:span></text:p>
          </table:table-cell>
          <table:table-cell table:style-name="Table9.B2" office:value-type="string">
            <text:p text:style-name="P13">Searches for the last entered search term.</text:p>
          </table:table-cell>
        </table:table-row>
        <table:table-row table:style-name="Table9.14">
          <table:table-cell table:style-name="Table9.A2" office:value-type="string">
            <text:p text:style-name="P13"><text:span text:style-name="Keystroke">Ctrl</text:span>+<text:span text:style-name="Keystroke">Shift</text:span>+<text:span text:style-name="Keystroke">I</text:span></text:p>
          </table:table-cell>
          <table:table-cell table:style-name="Table9.A2" office:value-type="string">
            <text:p text:style-name="P13">Shows or hides the cursor in read-only text.</text:p>
          </table:table-cell>
        </table:table-row>
      </table:table>
      <text:h text:style-name="P37" text:outline-level="1"><text:bookmark-start text:name="__RefHeading__4070_474125404"/>Selecting rows and columns in a <text:alphabetical-index-mark text:string-value="database tables"/>database table<text:bookmark-end text:name="__RefHeading__4070_474125404"/></text:h>
      <text:p text:style-name="P11">These shortcuts apply after the database table has been opened by Ctrl+Shift+F4.</text:p>
      <table:table table:name="Table11" table:style-name="Table11">
        <table:table-column table:style-name="Table11.A"/>
        <table:table-column table:style-name="Table11.B"/>
        <table:table-row table:style-name="Table11.1">
          <table:table-cell table:style-name="Table11.A1" office:value-type="string">
            <text:p text:style-name="Table_20_Heading">Shortcut keys</text:p>
          </table:table-cell>
          <table:table-cell table:style-name="Table11.A1" office:value-type="string">
            <text:p text:style-name="Table_20_Heading">Result</text:p>
          </table:table-cell>
        </table:table-row>
        <table:table-row table:style-name="Table11.1">
          <table:table-cell table:style-name="Table11.A2" office:value-type="string">
            <text:p text:style-name="P13"><text:span text:style-name="Keystroke">Spacebar</text:span></text:p>
          </table:table-cell>
          <table:table-cell table:style-name="Table11.B2" office:value-type="string">
            <text:p text:style-name="P13">Toggles row selection, except when the row is in edit mode.</text:p>
          </table:table-cell>
        </table:table-row>
        <table:table-row table:style-name="Table11.1">
          <table:table-cell table:style-name="Table11.A2" office:value-type="string">
            <text:p text:style-name="P13"><text:span text:style-name="Keystroke">Ctrl</text:span>+<text:span text:style-name="Keystroke">Space bar</text:span></text:p>
          </table:table-cell>
          <table:table-cell table:style-name="Table11.A2" office:value-type="string">
            <text:p text:style-name="P13">Toggles row selection.</text:p>
          </table:table-cell>
        </table:table-row>
        <table:table-row table:style-name="Table11.1">
          <table:table-cell table:style-name="Table11.A2" office:value-type="string">
            <text:p text:style-name="P13"><text:span text:style-name="Keystroke">Shift</text:span>+<text:span text:style-name="Keystroke">Space bar</text:span></text:p>
          </table:table-cell>
          <table:table-cell table:style-name="Table11.B2" office:value-type="string">
            <text:p text:style-name="P13">Selects the current column.</text:p>
          </table:table-cell>
        </table:table-row>
        <table:table-row table:style-name="Table11.1">
          <table:table-cell table:style-name="Table11.A2" office:value-type="string">
            <text:p text:style-name="P13"><text:span text:style-name="Keystroke">Ctrl</text:span>+<text:span text:style-name="Keystroke">Page</text:span> <text:span text:style-name="Keystroke">Up</text:span></text:p>
          </table:table-cell>
          <table:table-cell table:style-name="Table11.A2" office:value-type="string">
            <text:p text:style-name="P13">Moves pointer to the first row.</text:p>
          </table:table-cell>
        </table:table-row>
        <table:table-row table:style-name="Table11.1">
          <table:table-cell table:style-name="Table11.A2" office:value-type="string">
            <text:p text:style-name="P13"><text:span text:style-name="Keystroke">Ctrl</text:span>+<text:span text:style-name="Keystroke">Page</text:span> <text:span text:style-name="Keystroke">Down</text:span></text:p>
          </table:table-cell>
          <table:table-cell table:style-name="Table11.A2" office:value-type="string">
            <text:p text:style-name="P13">Moves pointer to the last row.</text:p>
          </table:table-cell>
        </table:table-row>
      </table:table>
      <text:h text:style-name="P33" text:outline-level="1"><text:bookmark-start text:name="__RefHeading__5929_1920147500"/>Shortcut keys for <text:alphabetical-index-mark text:string-value="drawing objects"/>drawing objects<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Shortcut keys</text:p>
            </table:table-cell>
            <table:table-cell table:style-name="Table13.A1" office:value-type="string">
              <text:p text:style-name="Table_20_Heading">Result</text:p>
            </table:table-cell>
          </table:table-row>
        </table:table-header-rows>
        <table:table-row table:style-name="Table13.1">
          <table:table-cell table:style-name="Table13.A2" office:value-type="string">
            <text:p text:style-name="P13">Select the toolbar with <text:span text:style-name="Keystroke">F6</text:span>. Use the <text:span text:style-name="Keystroke">Down</text:span> <text:span text:style-name="Keystroke">Arrow</text:span> and <text:span text:style-name="Keystroke">Right</text:span> <text:span text:style-name="Keystroke">Arrow</text:span> to select the desired toolbar icon and press <text:span text:style-name="Keystroke">Ctrl</text:span>+<text:span text:style-name="Keystroke">Enter</text:span>.</text:p>
          </table:table-cell>
          <table:table-cell table:style-name="Table13.B2" office:value-type="string">
            <text:p text:style-name="P13">Inserts a drawing object.</text:p>
          </table:table-cell>
        </table:table-row>
        <table:table-row table:style-name="Table13.1">
          <table:table-cell table:style-name="Table13.A2" office:value-type="string">
            <text:p text:style-name="P13">Select the document with <text:span text:style-name="Keystroke">Ctrl</text:span>+<text:span text:style-name="Keystroke">F6</text:span> and press <text:span text:style-name="Keystroke">Tab</text:span>.</text:p>
          </table:table-cell>
          <table:table-cell table:style-name="Table13.A2" office:value-type="string">
            <text:p text:style-name="P18">Selects a drawing object.</text:p>
          </table:table-cell>
        </table:table-row>
        <table:table-row table:style-name="Table13.1">
          <table:table-cell table:style-name="Table13.A2" office:value-type="string">
            <text:p text:style-name="P13"><text:span text:style-name="Keystroke">Tab</text:span></text:p>
          </table:table-cell>
          <table:table-cell table:style-name="Table13.B2" office:value-type="string">
            <text:p text:style-name="P13">Selects the next drawing object.</text:p>
          </table:table-cell>
        </table:table-row>
        <table:table-row table:style-name="Table13.1">
          <table:table-cell table:style-name="Table13.A2" office:value-type="string">
            <text:p text:style-name="P13"><text:span text:style-name="Keystroke">Shift</text:span>+<text:span text:style-name="Keystroke">Tab</text:span></text:p>
          </table:table-cell>
          <table:table-cell table:style-name="Table13.A2" office:value-type="string">
            <text:p text:style-name="P13">Selects the previous drawing object.</text:p>
          </table:table-cell>
        </table:table-row>
        <table:table-row table:style-name="Table13.1">
          <table:table-cell table:style-name="Table13.A2" office:value-type="string">
            <text:p text:style-name="P13"><text:span text:style-name="Keystroke">Ctrl</text:span>+<text:span text:style-name="Keystroke">Home</text:span></text:p>
          </table:table-cell>
          <table:table-cell table:style-name="Table13.B2" office:value-type="string">
            <text:p text:style-name="P13">Selects the first drawing object.</text:p>
          </table:table-cell>
        </table:table-row>
        <table:table-row table:style-name="Table13.1">
          <table:table-cell table:style-name="Table13.A2" office:value-type="string">
            <text:p text:style-name="P13"><text:span text:style-name="Keystroke">Ctrl</text:span>+<text:span text:style-name="Keystroke">End</text:span></text:p>
          </table:table-cell>
          <table:table-cell table:style-name="Table13.A2" office:value-type="string">
            <text:p text:style-name="P13">Selects the last drawing object.</text:p>
          </table:table-cell>
        </table:table-row>
        <table:table-row table:style-name="Table13.1">
          <table:table-cell table:style-name="Table13.A2" office:value-type="string">
            <text:p text:style-name="P13"><text:span text:style-name="Keystroke">Esc</text:span></text:p>
          </table:table-cell>
          <table:table-cell table:style-name="Table13.B2" office:value-type="string">
            <text:p text:style-name="P13">Ends drawing object selection.</text:p>
          </table:table-cell>
        </table:table-row>
        <table:table-row table:style-name="Table13.1">
          <table:table-cell table:style-name="Table13.A2" office:value-type="string">
            <text:p text:style-name="P13"><text:span text:style-name="Keystroke">Esc</text:span> (in Handle Selection Mode)</text:p>
          </table:table-cell>
          <table:table-cell table:style-name="Table13.A2" office:value-type="string">
            <text:p text:style-name="P13">Exits Handle Selection Mode and returns to Object Selection Mode.</text:p>
          </table:table-cell>
        </table:table-row>
        <table:table-row table:style-name="Table13.1">
          <table:table-cell table:style-name="Table13.A2" office:value-type="string">
            <text:p text:style-name="P13"><text:span text:style-name="Keystroke">Up</text:span>/<text:span text:style-name="Keystroke">Down</text:span>/<text:span text:style-name="Keystroke">Left</text:span>/<text:span text:style-name="Keystroke">Right</text:span> Arrow</text:p>
          </table:table-cell>
          <table:table-cell table:style-name="Table13.B2" office:value-type="string">
            <text:p text:style-name="P13">Move the selected point (the snap-to-grid functions are temporarily disabled, but end points still snap to each other).</text:p>
          </table:table-cell>
        </table:table-row>
        <table:table-row table:style-name="Table13.1">
          <table:table-cell table:style-name="Table13.A2" office:value-type="string">
            <text:p text:style-name="P13"><text:span text:style-name="Keystroke">Alt</text:span>+<text:span text:style-name="Keystroke">Up</text:span>/<text:span text:style-name="Keystroke">Down</text:span>/<text:span text:style-name="Keystroke">Left</text:span>/<text:span text:style-name="Keystroke">Right</text:span> Arrow</text:p>
          </table:table-cell>
          <table:table-cell table:style-name="Table13.A2" office:value-type="string">
            <text:p text:style-name="P13">Moves the selected drawing object one pixel (in Selection Mode).</text:p>
            <text:p text:style-name="P13">Re-sizes a drawing object (in Handle Selection Mode).</text:p>
            <text:p text:style-name="P13">Rotates a drawing object (in Rotation Mode).</text:p>
            <text:p text:style-name="P13">Opens the properties dialog for a drawing object.</text:p>
            <text:p text:style-name="P13">Activates Point Selection mode for the selected drawing object.</text:p>
          </table:table-cell>
        </table:table-row>
        <table:table-row table:style-name="Table13.1">
          <table:table-cell table:style-name="Table13.A2" office:value-type="string">
            <text:p text:style-name="P13"><text:span text:style-name="Keystroke">Spacebar</text:span></text:p>
          </table:table-cell>
          <table:table-cell table:style-name="Table13.B2" office:value-type="string">
            <text:p text:style-name="P13">Selects a point of a drawing object (in Point Selection mode) / Cancel selection.</text:p>
            <text:p text:style-name="P13">The selected point blinks once per second.</text:p>
          </table:table-cell>
        </table:table-row>
        <table:table-row table:style-name="Table13.1">
          <table:table-cell table:style-name="Table13.A2" office:value-type="string">
            <text:p text:style-name="P13"><text:span text:style-name="Keystroke">Shift</text:span>+<text:span text:style-name="Keystroke">Spacebar</text:span></text:p>
          </table:table-cell>
          <table:table-cell table:style-name="Table13.A2" office:value-type="string">
            <text:p text:style-name="P13">Selects an additional point in Point Selection mode.</text:p>
          </table:table-cell>
        </table:table-row>
        <text:soft-page-break/>
        <table:table-row table:style-name="Table13.1">
          <table:table-cell table:style-name="Table13.A2" office:value-type="string">
            <text:p text:style-name="P13"><text:span text:style-name="Keystroke">Ctrl</text:span>+<text:span text:style-name="Keystroke">Tab</text:span></text:p>
          </table:table-cell>
          <table:table-cell table:style-name="Table13.B2" office:value-type="string">
            <text:p text:style-name="P13">Selects the next point of the drawing object (Point Selection mode).</text:p>
            <text:p text:style-name="P13">In Rotation mode, the center of rotation can also be selected.</text:p>
          </table:table-cell>
        </table:table-row>
        <table:table-row table:style-name="Table13.1">
          <table:table-cell table:style-name="Table13.A2" office:value-type="string">
            <text:p text:style-name="P13"><text:span text:style-name="Keystroke">Ctrl</text:span>+<text:span text:style-name="Keystroke">Shift</text:span>+<text:span text:style-name="Keystroke">Tab</text:span></text:p>
          </table:table-cell>
          <table:table-cell table:style-name="Table13.A2" office:value-type="string">
            <text:p text:style-name="P13">Selects the previous point of the drawing object (Point Selection mode).</text:p>
          </table:table-cell>
        </table:table-row>
        <table:table-row table:style-name="Table13.1">
          <table:table-cell table:style-name="Table13.A2" office:value-type="string">
            <text:p text:style-name="P13"><text:span text:style-name="Keystroke">Ctrl</text:span>+<text:span text:style-name="Keystroke">Enter</text:span></text:p>
          </table:table-cell>
          <table:table-cell table:style-name="Table13.B2" office:value-type="string">
            <text:p text:style-name="P13">A new drawing object with default size is placed in the center of the current view.</text:p>
          </table:table-cell>
        </table:table-row>
        <table:table-row table:style-name="Table13.1">
          <table:table-cell table:style-name="Table13.A2" office:value-type="string">
            <text:p text:style-name="P13"><text:span text:style-name="Keystroke">Ctrl</text:span>+<text:span text:style-name="Keystroke">Enter</text:span> at the Selection icon</text:p>
          </table:table-cell>
          <table:table-cell table:style-name="Table13.A2" office:value-type="string">
            <text:p text:style-name="P13">Activates the first drawing object in the document.</text:p>
          </table:table-cell>
        </table:table-row>
        <table:table-row table:style-name="Table13.1">
          <table:table-cell table:style-name="Table13.A2" office:value-type="string">
            <text:p text:style-name="P13"><text:span text:style-name="Keystroke">Esc</text:span></text:p>
          </table:table-cell>
          <table:table-cell table:style-name="Table13.B2" office:value-type="string">
            <text:p text:style-name="P13">Leaves the Point Selection mode. The drawing object is selected afterwards.</text:p>
            <text:p text:style-name="P13">Edits a point of a drawing object (Point Edit mode).</text:p>
          </table:table-cell>
        </table:table-row>
        <table:table-row table:style-name="Table13.1">
          <table:table-cell table:style-name="Table13.A2" office:value-type="string">
            <text:p text:style-name="P13">Any text or numerical key</text:p>
          </table:table-cell>
          <table:table-cell table:style-name="Table13.A2" office:value-type="string">
            <text:p text:style-name="P13">If a drawing object is selected, switches to edit mode and places the cursor at the end of the text in the drawing object. A printable character is inserted.</text:p>
          </table:table-cell>
        </table:table-row>
        <table:table-row table:style-name="Table13.1">
          <table:table-cell table:style-name="Table13.A2" office:value-type="string">
            <text:p text:style-name="P13"><text:span text:style-name="Keystroke">Alt</text:span> key while creating or scaling a graphic object</text:p>
          </table:table-cell>
          <table:table-cell table:style-name="Table13.B2" office:value-type="string">
            <text:p text:style-name="P13">The position of the object’s center is fixed.</text:p>
          </table:table-cell>
        </table:table-row>
        <table:table-row table:style-name="Table13.1">
          <table:table-cell table:style-name="Table13.A2" office:value-type="string">
            <text:p text:style-name="P13"><text:span text:style-name="Keystroke">Shift</text:span> key while creating or scaling a graphic object</text:p>
          </table:table-cell>
          <table:table-cell table:style-name="Table13.A2" office:value-type="string">
            <text:p text:style-name="P13">The ratio of the object’s width to height is fixed.</text:p>
          </table:table-cell>
        </table:table-row>
      </table:table>
      <text:h text:style-name="P33" text:outline-level="1"><text:bookmark-start text:name="__RefHeading__3071_280305268"/>Defining keyboard shortcuts<text:bookmark-end text:name="__RefHeading__3071_280305268"/></text:h>
      <text:p text:style-name="P7">In addition to using the built-in <text:alphabetical-index-mark text:string-value="assigning" text:key1="keyboard shortcuts"/>keyboard shortcuts listed in this Appendix, you can define your own. See Chapter 14, Customizing LibreOffice, for instructions.</text:p>
      <text:h text:style-name="P33" text:outline-level="1"><text:bookmark-start text:name="__RefHeading__3073_280305268"/>Further reading<text:bookmark-end text:name="__RefHeading__3073_280305268"/></text:h>
      <text:p text:style-name="P6"><text:bookmark-start text:name="__RefHeading___Toc1331_4256543436"/>For help with LibreOffice’s keyboard shortcuts, or using LibreOffice with a keyboard only, search the application Help using the “shortcut keys” or “accessibility” keywords.<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loext:opacity="100%" style:font-name="Liberation Sans3" fo:font-family="'Liberation Sans'" style:font-style-name="Regular" style:font-family-generic="swiss" style:font-pitch="variable" fo:font-size="11pt"/>
    </style:style>
    <style:style style:name="LOTableText" style:family="paragraph" style:parent-style-name="LOTextBody" style:master-page-name="">
      <style:paragraph-properties fo:margin-left="0.212cm" fo:margin-right="0.212cm" fo:margin-top="0.071cm" fo:margin-bottom="0.071cm" loext:contextual-spacing="false" fo:text-indent="0cm" style:auto-text-indent="false" style:page-number="auto"/>
      <style:text-properties style:font-name="Liberation Sans3" fo:font-family="'Liberation Sans'" style:font-style-name="Regular" style:font-family-generic="swiss" style:font-pitch="variable" fo:font-size="95%" style:letter-kerning="true"/>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3166e"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Further reading</text:chapter> | <text:page-number text:select-page="current">9</text:page-number></text:p>
      </style:footer>
      <style:footer-left>
        <text:p text:style-name="Footer"><text:page-number text:select-page="current">8</text:page-number><text:s/>| <text:title>Appendix A Keyboard Shortcu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A Keyboard Shortcuts</text:title><text:s/>| <text:page-number text:select-page="current">3</text:page-number></text:p>
      </style:footer>
      <style:footer-left>
        <text:p text:style-name="Footer"><text:page-number text:select-page="current">0</text:page-number>| <text:title>Appendix A Keyboard Shortcu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2-02T11:45:53.591499829</meta:creation-date>
    <meta:editing-duration>P0D</meta:editing-duration>
    <meta:editing-cycles>1</meta:editing-cycles>
    <meta:generator>LibreOffice/7.0.4.2$MacOSX_X86_64 LibreOffice_project/dcf040e67528d9187c66b2379df5ea4407429775</meta:generator>
    <dc:title>Appendix A Keyboard Shortcuts</dc:title>
    <meta:document-statistic meta:table-count="12" meta:image-count="1" meta:object-count="0" meta:page-count="9" meta:paragraph-count="294" meta:word-count="2264" meta:character-count="13750" meta:non-whitespace-character-count="11785"/>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2-02T11:45:53.158111260"/>
  </office:meta>
</office:document-meta>
</file>